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row>
          <table:table-cell office:value-type="string">
            <text:p>Numero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200.0</text:p>
          </table:table-cell>
          <table:table-cell office:value-type="string">
            <text:p>109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440.0</text:p>
          </table:table-cell>
          <table:table-cell office:value-type="string">
            <text:p>109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685.0</text:p>
          </table:table-cell>
          <table:table-cell office:value-type="string">
            <text:p>109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200.0</text:p>
          </table:table-cell>
          <table:table-cell office:value-type="string">
            <text:p>25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440.0</text:p>
          </table:table-cell>
          <table:table-cell office:value-type="string">
            <text:p>25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685.0</text:p>
          </table:table-cell>
          <table:table-cell office:value-type="string">
            <text:p>249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201.0</text:p>
          </table:table-cell>
          <table:table-cell office:value-type="string">
            <text:p>380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